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arial" svg:font-family="arial, helvetica"/>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fo:color="#000000" style:font-name="Arial1" fo:font-size="9.5pt" fo:language="zxx" fo:country="none" fo:font-weight="bold" style:font-size-asian="11pt" style:font-weight-asian="bold" style:font-size-complex="11pt" style:font-weight-complex="bold"/>
    </style:style>
    <style:style style:name="T2" style:family="text">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text:span text:style-name="T2">L'entreprise </text:span><text:span text:style-name="T1">AKEMA SAS‎</text:span><text:span text:style-name="T2"> étant u</text:span>ne des plus réputées sur Cestas,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arial" svg:font-family="arial, helvetica"/>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8:09.42</dc:date>
    <meta:editing-duration>PT37S</meta:editing-duration>
    <meta:editing-cycles>4</meta:editing-cycles>
    <meta:generator>OpenOffice.org/3.4.1$Win32 OpenOffice.org_project/341m1$Build-9593</meta:generator>
    <meta:document-statistic meta:table-count="0" meta:image-count="0" meta:object-count="0" meta:page-count="1" meta:paragraph-count="11" meta:word-count="224" meta:character-count="1470"/>
  </office:meta>
</office:document-meta>
</file>